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000000"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32cm" svg:height="1.905cm" svg:x="3.102cm" svg:y="1.816cm">
          <text:p text:style-name="P1"><text:span text:style-name="T1">GF Circui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307cm" svg:height="3.302cm" svg:x="2.059cm" svg:y="5.118cm">
          <text:p text:style-name="P1"><text:span text:style-name="T1">Our Abstraction</text:span></text:p>
          <text:p text:style-name="P1"><text:span text:style-name="T1">Approa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972cm" svg:height="4.326cm" svg:x="2.221cm" svg:y="10.063cm">
          <text:p text:style-name="P1"><text:span text:style-name="T1">Word-Leve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4.718cm" svg:y1="3.721cm" svg:x2="4.712cm" svg:y2="5.118cm" draw:start-shape="id1" draw:start-glue-point="2" draw:end-shape="id2" draw:end-glue-point="4" svg:d="m4718 3721v698h-6v699" svg:viewBox="0 0 7 1398">
          <text:p/>
        </draw:connector>
        <draw:connector draw:style-name="gr2" draw:text-style-name="P2" draw:layer="layout" svg:x1="4.712cm" svg:y1="8.42cm" svg:x2="4.707cm" svg:y2="10.063cm" draw:start-shape="id2" draw:start-glue-point="8" draw:end-shape="id3" draw:end-glue-point="4" svg:d="m4712 8420v822h-5v821" svg:viewBox="0 0 6 1644">
          <text:p/>
        </draw:connector>
        <draw:custom-shape draw:style-name="gr1" draw:text-style-name="P1" xml:id="id4" draw:id="id4" draw:layer="layout" svg:width="4.134cm" svg:height="2.286cm" svg:x="2.651cm" svg:y="16.421cm">
          <text:p text:style-name="P1"><text:span text:style-name="T1">DON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707cm" svg:y1="14.389cm" svg:x2="4.718cm" svg:y2="16.421cm" draw:start-shape="id3" draw:start-glue-point="6" draw:end-shape="id4" svg:d="m4707 14389v1017h11v1015" svg:viewBox="0 0 12 2033">
          <text:p text:style-name="P2"><text:s text:c="9"/><text:span text:style-name="T2">YES</text:span></text:p>
        </draw:connector>
        <draw:custom-shape draw:style-name="gr1" draw:text-style-name="P1" xml:id="id5" draw:id="id5" draw:layer="layout" svg:width="5.207cm" svg:height="3.81cm" svg:x="9.933cm" svg:y="10.325cm">
          <text:p text:style-name="P1"><text:span text:style-name="T1">More</text:span></text:p>
          <text:p text:style-name="P1"><text:span text:style-name="T1">Computations</text:span></text:p>
          <text:p text:style-name="P1"><text:span text:style-name="T1">(Future Wor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193cm" svg:y1="12.226cm" svg:x2="9.933cm" svg:y2="12.23cm" draw:start-shape="id3" draw:start-glue-point="7" draw:end-shape="id5" draw:end-glue-point="6" svg:d="m7193 12226h1370v4h1370" svg:viewBox="0 0 2741 5">
          <text:p text:style-name="P1"><text:span text:style-name="T1"/></text:p>
          <text:p text:style-name="P1"><text:span text:style-name="T1"/></text:p>
          <text:p text:style-name="P1"><text:span text:style-name="T1">NO</text:span></text:p>
        </draw:connector>
        <draw:connector draw:style-name="gr2" draw:text-style-name="P2" draw:layer="layout" svg:x1="12.536cm" svg:y1="14.135cm" svg:x2="6.785cm" svg:y2="17.564cm" draw:start-shape="id5" draw:start-glue-point="8" draw:end-shape="id4" draw:end-glue-point="1" svg:d="m12536 14135v3429h-5751" svg:viewBox="0 0 5752 34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 Pruss</meta:initial-creator>
    <meta:creation-date>2013-12-02T11:22:00</meta:creation-date>
    <dc:date>2013-12-02T13:32:21</dc:date>
    <dc:creator>Tim Pruss</dc:creator>
    <meta:editing-duration>PT2H3M28S</meta:editing-duration>
    <meta:editing-cycles>2</meta:editing-cycles>
    <meta:generator>LibreOffice/3.5$Linux_x86 LibreOffice_project/350m1$Build-2</meta:generator>
    <meta:document-statistic meta:object-count="10"/>
  </office:meta>
</office:document-meta>
</file>